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CN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输入：原始图像，proposals</text:p>
              </text:list-item>
              <text:list-item>
                <text:p>pipeline：</text:p>
                <text:list>
                  <text:list-item>
                    <text:list>
                      <text:list-item>
                        <text:p>Image → feature map</text:p>
                      </text:list-item>
                      <text:list-item>
                        <text:p>对每一个proposal，roi pooling层提取一个固定长度的特征向量</text:p>
                      </text:list-item>
                      <text:list-item>
                        <text:p>每一个特征向量喂给一系列fc，得到两个分支</text:p>
                      </text:list-item>
                      <text:list-item>
                        <text:p>一个分支分类，一个分支回归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RoI pooling layer</text:p>
                <text:list>
                  <text:list-item>
                    <text:list>
                      <text:list-item>
                        <text:p>使用max pooling将任意矩形RoI中的特征转到一个固定大小(H*W)的feature map上</text:p>
                      </text:list-item>
                      <text:list-item>
                        <text:p>RoI由(r,c,h,w) 定义</text:p>
                        <text:list>
                          <text:list-item>
                            <text:list>
                              <text:list-item>
                                <text:p>(r,c) 为top-left corner，(h, w) 为height和width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具体操作</text:p>
                        <text:list>
                          <text:list-item>
                            <text:list>
                              <text:list-item>
                                <text:p>将h*w的RoI划分成H*W的网格</text:p>
                              </text:list-item>
                              <text:list-item>
                                <text:p>在每个网格窗口中执行max pooling操作</text:p>
                              </text:list-item>
                              <text:list-item>
                                <text:p>输出H*W的feature map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是spatial pyramid pooling layer的特例(SPPne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3:29:10.908613232</meta:creation-date>
    <dc:date>2018-09-09T21:56:50.446347695</dc:date>
    <meta:editing-duration>P2DT6H4M2S</meta:editing-duration>
    <meta:editing-cycles>99</meta:editing-cycles>
    <meta:generator>LibreOffice/5.1.6.2$Linux_X86_64 LibreOffice_project/10m0$Build-2</meta:generator>
    <meta:document-statistic meta:object-count="33"/>
  </office:meta>
</office:document-meta>
</file>